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9.88pt" svg:height="164.89pt" svg:x="38.27pt" svg:y="146.83pt">
            <draw:object draw:notify-on-update-of-ranges="Sheet1.A3:Sheet1.A9 Sheet1.B2:Sheet1.B2 Sheet1.B3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1.76pt" svg:height="179.97pt" svg:x="42.12pt" svg:y="323.01pt">
            <draw:object draw:notify-on-update-of-ranges="Sheet1.A3:Sheet1.A9 Sheet1.C2:Sheet1.C2 Sheet1.C3:Sheet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8.94pt" svg:height="200.3pt" svg:x="25.74pt" svg:y="498.42pt">
            <draw:object draw:notify-on-update-of-ranges="Sheet1.A3:Sheet1.A9 Sheet1.D2:Sheet1.D2 Sheet1.D3:Sheet1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10.65pt" svg:height="191.23pt" svg:x="562.51pt" svg:y="25.57pt">
            <draw:object draw:notify-on-update-of-ranges="Sheet1.O3:Sheet1.O11 Sheet1.P2:Sheet1.P2 Sheet1.P3:Sheet1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12.18pt" svg:height="204.04pt" svg:x="574.44pt" svg:y="227.4pt">
            <draw:object draw:notify-on-update-of-ranges="Sheet1.O3:Sheet1.O11 Sheet1.Q2:Sheet1.Q2 Sheet1.Q3:Sheet1.Q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23.89pt" svg:height="203.3pt" svg:x="581.47pt" svg:y="436.71pt">
            <draw:object draw:notify-on-update-of-ranges="Sheet1.O3:Sheet1.O11 Sheet1.R2:Sheet1.R2 Sheet1.R3:Sheet1.R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ORA</text:p>
          </table:table-cell>
          <table:table-cell table:number-columns-repeated="13"/>
          <table:table-cell office:value-type="string" calcext:value-type="string">
            <text:p>UMOLS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 delay</text:p>
          </table:table-cell>
          <table:table-cell office:value-type="string" calcext:value-type="string">
            <text:p>throughput</text:p>
          </table:table-cell>
          <table:table-cell table:number-columns-repeated="10"/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 delay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6871" calcext:value-type="float">
            <text:p>0.976871</text:p>
          </table:table-cell>
          <table:table-cell office:value-type="float" office:value="0.0116958" calcext:value-type="float">
            <text:p>0.0116958</text:p>
          </table:table-cell>
          <table:table-cell office:value-type="float" office:value="305588" calcext:value-type="float">
            <text:p>305588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682653" calcext:value-type="float">
            <text:p>0.682653</text:p>
          </table:table-cell>
          <table:table-cell office:value-type="float" office:value="0.530177" calcext:value-type="float">
            <text:p>0.530177</text:p>
          </table:table-cell>
          <table:table-cell office:value-type="float" office:value="569599" calcext:value-type="float">
            <text:p>569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0612" calcext:value-type="float">
            <text:p>0.970612</text:p>
          </table:table-cell>
          <table:table-cell office:value-type="float" office:value="0.0177448" calcext:value-type="float">
            <text:p>0.0177448</text:p>
          </table:table-cell>
          <table:table-cell office:value-type="float" office:value="506932" calcext:value-type="float">
            <text:p>506932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275039" calcext:value-type="float">
            <text:p>0.275039</text:p>
          </table:table-cell>
          <table:table-cell office:value-type="float" office:value="1.47651" calcext:value-type="float">
            <text:p>1.47651</text:p>
          </table:table-cell>
          <table:table-cell office:value-type="float" office:value="372923" calcext:value-type="float">
            <text:p>3729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0319" calcext:value-type="float">
            <text:p>0.730319</text:p>
          </table:table-cell>
          <table:table-cell office:value-type="float" office:value="0.920031" calcext:value-type="float">
            <text:p>0.920031</text:p>
          </table:table-cell>
          <table:table-cell office:value-type="float" office:value="609007" calcext:value-type="float">
            <text:p>60900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128118" calcext:value-type="float">
            <text:p>0.128118</text:p>
          </table:table-cell>
          <table:table-cell office:value-type="float" office:value="1.63814" calcext:value-type="float">
            <text:p>1.63814</text:p>
          </table:table-cell>
          <table:table-cell office:value-type="float" office:value="240737" calcext:value-type="float">
            <text:p>2407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5263" calcext:value-type="float">
            <text:p>0.205263</text:p>
          </table:table-cell>
          <table:table-cell office:value-type="float" office:value="0.770328" calcext:value-type="float">
            <text:p>0.770328</text:p>
          </table:table-cell>
          <table:table-cell office:value-type="float" office:value="280825" calcext:value-type="float">
            <text:p>280825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.150146" calcext:value-type="float">
            <text:p>0.150146</text:p>
          </table:table-cell>
          <table:table-cell office:value-type="float" office:value="2.15201" calcext:value-type="float">
            <text:p>2.15201</text:p>
          </table:table-cell>
          <table:table-cell office:value-type="float" office:value="438464" calcext:value-type="float">
            <text:p>438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832" calcext:value-type="float">
            <text:p>0.13832</text:p>
          </table:table-cell>
          <table:table-cell office:value-type="float" office:value="0.20721" calcext:value-type="float">
            <text:p>0.20721</text:p>
          </table:table-cell>
          <table:table-cell office:value-type="float" office:value="220432" calcext:value-type="float">
            <text:p>220432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0.0254565" calcext:value-type="float">
            <text:p>0.0254565</text:p>
          </table:table-cell>
          <table:table-cell office:value-type="float" office:value="3.59541" calcext:value-type="float">
            <text:p>3.59541</text:p>
          </table:table-cell>
          <table:table-cell office:value-type="float" office:value="101607" calcext:value-type="float">
            <text:p>1016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33168" calcext:value-type="float">
            <text:p>0.0433168</text:p>
          </table:table-cell>
          <table:table-cell office:value-type="float" office:value="0.524346" calcext:value-type="float">
            <text:p>0.524346</text:p>
          </table:table-cell>
          <table:table-cell office:value-type="float" office:value="80110.8" calcext:value-type="float">
            <text:p>80110.8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0.00459184" calcext:value-type="float">
            <text:p>0.00459184</text:p>
          </table:table-cell>
          <table:table-cell office:value-type="float" office:value="3.09703" calcext:value-type="float">
            <text:p>3.09703</text:p>
          </table:table-cell>
          <table:table-cell office:value-type="float" office:value="23354.9" calcext:value-type="float">
            <text:p>23354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125476" calcext:value-type="float">
            <text:p>0.125476</text:p>
          </table:table-cell>
          <table:table-cell office:value-type="float" office:value="43347.1" calcext:value-type="float">
            <text:p>43347.1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0.0384236" calcext:value-type="float">
            <text:p>0.0384236</text:p>
          </table:table-cell>
          <table:table-cell office:value-type="float" office:value="2.2904" calcext:value-type="float">
            <text:p>2.2904</text:p>
          </table:table-cell>
          <table:table-cell office:value-type="float" office:value="232532" calcext:value-type="float">
            <text:p>2325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0.0030012" calcext:value-type="float">
            <text:p>0.0030012</text:p>
          </table:table-cell>
          <table:table-cell office:value-type="float" office:value="3.26603" calcext:value-type="float">
            <text:p>3.26603</text:p>
          </table:table-cell>
          <table:table-cell office:value-type="float" office:value="22881.3" calcext:value-type="float">
            <text:p>22881.3</text:p>
          </table:table-cell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0.0025641" calcext:value-type="float">
            <text:p>0.0025641</text:p>
          </table:table-cell>
          <table:table-cell office:value-type="float" office:value="0.627325" calcext:value-type="float">
            <text:p>0.627325</text:p>
          </table:table-cell>
          <table:table-cell office:value-type="float" office:value="27076.9" calcext:value-type="float">
            <text:p>27076.9</text:p>
          </table:table-cell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21:39:31.965643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15:34.619173572</meta:creation-date>
    <dc:date>2019-04-08T21:53:08.492684729</dc:date>
    <meta:editing-duration>PT59M17S</meta:editing-duration>
    <meta:editing-cycles>3</meta:editing-cycles>
    <meta:generator>LibreOffice/6.0.7.3$Linux_X86_64 LibreOffice_project/00m0$Build-3</meta:generator>
    <meta:print-date>2019-04-08T21:50:58.568822430</meta:print-date>
    <meta:document-statistic meta:table-count="1" meta:cell-count="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69cm" svg:height="5.818cm" xlink:href=".." xlink:type="simple" chart:class="chart:line" chart:style-name="ch1">
        <chart:legend chart:legend-position="end" svg:x="7.111cm" svg:y="2.61cm" style:legend-expansion="high" chart:style-name="ch2"/>
        <chart:plot-area chart:style-name="ch3" table:cell-range-address="Sheet1.A3:Sheet1.B9 Sheet1.B2:Sheet1.B2" chart:data-source-has-labels="both" svg:x="0.183cm" svg:y="0.116cm" svg:width="6.745cm" svg:height="5.586cm">
          <chartooo:coordinate-region svg:x="0.91cm" svg:y="0.316cm" svg:width="5.831cm" svg:height="4.73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label-cell-address="Sheet1.B2:Sheet1.B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9</svg:desc>
                </draw:g>
              </table:table-cell>
              <table:table-cell office:value-type="float" office:value="0.976871">
                <text:p>0.976871</text:p>
                <draw:g>
                  <svg:desc>Sheet1.B3:Sheet1.B9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70612">
                <text:p>0.9706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30319">
                <text:p>0.7303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05263">
                <text:p>0.2052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832">
                <text:p>0.138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33168">
                <text:p>0.04331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5485">
                <text:p>0.0165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41cm" svg:height="6.35cm" xlink:href=".." xlink:type="simple" chart:class="chart:line" chart:style-name="ch1">
        <chart:legend chart:legend-position="end" svg:x="7.009cm" svg:y="2.876cm" style:legend-expansion="high" chart:style-name="ch2"/>
        <chart:plot-area chart:style-name="ch3" table:cell-range-address="Sheet1.A3:Sheet1.A9 Sheet1.C2:Sheet1.C9" chart:data-source-has-labels="both" svg:x="0.198cm" svg:y="0.127cm" svg:width="6.613cm" svg:height="6.096cm">
          <chartooo:coordinate-region svg:x="0.925cm" svg:y="0.326cm" svg:width="5.699cm" svg:height="5.25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9" chart:label-cell-address="Sheet1.C2:Sheet1.C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2E delay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9</svg:desc>
                </draw:g>
              </table:table-cell>
              <table:table-cell office:value-type="float" office:value="0.0116958">
                <text:p>0.0116958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77448">
                <text:p>0.01774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0031">
                <text:p>0.9200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70328">
                <text:p>0.7703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721">
                <text:p>0.207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24346">
                <text:p>0.5243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5476">
                <text:p>0.125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47cm" svg:height="7.067cm" xlink:href=".." xlink:type="simple" chart:class="chart:line" chart:style-name="ch1">
        <chart:legend chart:legend-position="end" svg:x="7.589cm" svg:y="3.234cm" style:legend-expansion="high" chart:style-name="ch2"/>
        <chart:plot-area chart:style-name="ch3" table:cell-range-address="Sheet1.A3:Sheet1.A9 Sheet1.D2:Sheet1.D9" chart:data-source-has-labels="both" svg:x="0.21cm" svg:y="0.141cm" svg:width="7.169cm" svg:height="6.785cm">
          <chartooo:coordinate-region svg:x="1.572cm" svg:y="0.34cm" svg:width="5.62cm" svg:height="5.93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9" chart:label-cell-address="Sheet1.D2:Sheet1.D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9</svg:desc>
                </draw:g>
              </table:table-cell>
              <table:table-cell office:value-type="float" office:value="305588">
                <text:p>305588</text:p>
                <draw:g>
                  <svg:desc>Sheet1.D3:Sheet1.D9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06932">
                <text:p>5069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9007">
                <text:p>6090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0825">
                <text:p>2808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0432">
                <text:p>2204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110.8">
                <text:p>80110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347.1">
                <text:p>43347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6cm" svg:height="6.747cm" xlink:href=".." xlink:type="simple" chart:class="chart:line" chart:style-name="ch1">
        <chart:legend chart:legend-position="end" svg:x="8.902cm" svg:y="3.074cm" style:legend-expansion="high" chart:style-name="ch2"/>
        <chart:plot-area chart:style-name="ch3" table:cell-range-address="Sheet1.O3:Sheet1.P11 Sheet1.P2:Sheet1.P2" chart:data-source-has-labels="both" svg:x="0.219cm" svg:y="0.134cm" svg:width="8.464cm" svg:height="6.479cm">
          <chartooo:coordinate-region svg:x="0.946cm" svg:y="0.333cm" svg:width="7.55cm" svg:height="5.633cm"/>
          <chart:axis chart:dimension="x" chart:name="primary-x" chart:style-name="ch4" chartooo:axis-type="auto">
            <chartooo:date-scale/>
            <chart:categories table:cell-range-address="Sheet1.O3:Sheet1.O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3:Sheet1.P11" chart:label-cell-address="Sheet1.P2:Sheet1.P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O3:Sheet1.O11</svg:desc>
                </draw:g>
              </table:table-cell>
              <table:table-cell office:value-type="float" office:value="0.682653">
                <text:p>0.682653</text:p>
                <draw:g>
                  <svg:desc>Sheet1.P3:Sheet1.P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75039">
                <text:p>0.2750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8118">
                <text:p>0.1281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0146">
                <text:p>0.1501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54565">
                <text:p>0.02545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459184">
                <text:p>0.004591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84236">
                <text:p>0.03842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0012">
                <text:p>0.00300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5641">
                <text:p>0.00256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14cm" svg:height="7.199cm" xlink:href=".." xlink:type="simple" chart:class="chart:line" chart:style-name="ch1">
        <chart:legend chart:legend-position="end" svg:x="8.082cm" svg:y="3.3cm" style:legend-expansion="high" chart:style-name="ch2"/>
        <chart:plot-area chart:style-name="ch3" table:cell-range-address="Sheet1.O3:Sheet1.O11 Sheet1.Q2:Sheet1.Q11" chart:data-source-has-labels="both" svg:x="0.22cm" svg:y="0.143cm" svg:width="7.642cm" svg:height="6.913cm">
          <chartooo:coordinate-region svg:x="0.947cm" svg:y="0.342cm" svg:width="6.728cm" svg:height="6.067cm"/>
          <chart:axis chart:dimension="x" chart:name="primary-x" chart:style-name="ch4" chartooo:axis-type="auto">
            <chartooo:date-scale/>
            <chart:categories table:cell-range-address="Sheet1.O3:Sheet1.O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3:Sheet1.Q11" chart:label-cell-address="Sheet1.Q2:Sheet1.Q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2E delay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O3:Sheet1.O11</svg:desc>
                </draw:g>
              </table:table-cell>
              <table:table-cell office:value-type="float" office:value="0.530177">
                <text:p>0.530177</text:p>
                <draw:g>
                  <svg:desc>Sheet1.Q3:Sheet1.Q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47651">
                <text:p>1.476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3814">
                <text:p>1.638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5201">
                <text:p>2.152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59541">
                <text:p>3.595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9703">
                <text:p>3.097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904">
                <text:p>2.29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26603">
                <text:p>3.266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7325">
                <text:p>0.627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27cm" svg:height="7.173cm" xlink:href=".." xlink:type="simple" chart:class="chart:line" chart:style-name="ch1">
        <chart:legend chart:legend-position="end" svg:x="8.469cm" svg:y="3.287cm" style:legend-expansion="high" chart:style-name="ch2"/>
        <chart:plot-area chart:style-name="ch3" table:cell-range-address="Sheet1.O3:Sheet1.O11 Sheet1.R2:Sheet1.R11" chart:data-source-has-labels="both" svg:x="0.228cm" svg:y="0.143cm" svg:width="8.013cm" svg:height="6.887cm">
          <chartooo:coordinate-region svg:x="1.59cm" svg:y="0.343cm" svg:width="6.464cm" svg:height="6.04cm"/>
          <chart:axis chart:dimension="x" chart:name="primary-x" chart:style-name="ch4" chartooo:axis-type="auto">
            <chartooo:date-scale/>
            <chart:categories table:cell-range-address="Sheet1.O3:Sheet1.O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3:Sheet1.R11" chart:label-cell-address="Sheet1.R2:Sheet1.R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O3:Sheet1.O11</svg:desc>
                </draw:g>
              </table:table-cell>
              <table:table-cell office:value-type="float" office:value="569599">
                <text:p>569599</text:p>
                <draw:g>
                  <svg:desc>Sheet1.R3:Sheet1.R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2923">
                <text:p>372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0737">
                <text:p>2407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8464">
                <text:p>4384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607">
                <text:p>1016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354.9">
                <text:p>23354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2532">
                <text:p>2325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81.3">
                <text:p>22881.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076.9">
                <text:p>27076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